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1cm" draw:marker-start-width="0.216cm" draw:marker-end-width="0.216cm" draw:fill="none" draw:textarea-vertical-align="middle" fo:padding-top="0.13cm" fo:padding-bottom="0.13cm" fo:padding-left="0.255cm" fo:padding-right="0.255cm"/>
    </style:style>
    <style:style style:name="gr2" style:family="graphic" style:parent-style-name="standard">
      <style:graphic-properties svg:stroke-width="0.078cm" svg:stroke-color="#000000" draw:marker-start-width="0.316cm" draw:marker-end-width="0.316cm" draw:stroke-linejoin="none" svg:stroke-linecap="square" draw:fill="none" draw:textarea-horizontal-align="justify" draw:textarea-vertical-align="middle" draw:auto-grow-height="false" fo:min-height="0.349cm" fo:min-width="0.1cm" fo:padding-top="0.163cm" fo:padding-bottom="0.163cm" fo:padding-left="0.288cm" fo:padding-right="0.288cm"/>
    </style:style>
    <style:style style:name="gr3" style:family="graphic" style:parent-style-name="objectwithoutfill">
      <style:graphic-properties svg:stroke-width="0.011cm" draw:marker-start-width="0.215cm" draw:marker-end-width="0.215cm" draw:fill="none" draw:textarea-vertical-align="middle" fo:padding-top="0.129cm" fo:padding-bottom="0.129cm" fo:padding-left="0.254cm" fo:padding-right="0.254cm"/>
    </style:style>
    <style:style style:name="gr4" style:family="graphic" style:parent-style-name="objectwithoutfill">
      <style:graphic-properties svg:stroke-width="0.004cm" draw:marker-start-width="0.206cm" draw:marker-end-width="0.206cm" draw:fill="none" draw:textarea-vertical-align="middle" fo:padding-top="0.127cm" fo:padding-bottom="0.127cm" fo:padding-left="0.252cm" fo:padding-right="0.252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.304cm" svg:y1="0.104cm" svg:x2="0.304cm" svg:y2="0.704cm">
          <text:p/>
        </draw:line>
        <draw:custom-shape draw:style-name="gr2" draw:text-style-name="P1" draw:layer="layout" svg:width="0.676cm" svg:height="0.675cm" svg:x="0.065cm" svg:y="0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0.504cm" svg:y1="0.104cm" svg:x2="0.504cm" svg:y2="0.704cm">
          <text:p/>
        </draw:line>
        <draw:line draw:style-name="gr1" draw:text-style-name="P1" draw:layer="layout" svg:x1="0.704cm" svg:y1="0.304cm" svg:x2="0.104cm" svg:y2="0.304cm">
          <text:p/>
        </draw:line>
        <draw:line draw:style-name="gr1" draw:text-style-name="P1" draw:layer="layout" svg:x1="0.704cm" svg:y1="0.504cm" svg:x2="0.104cm" svg:y2="0.504cm">
          <text:p/>
        </draw:line>
        <draw:g>
          <draw:line draw:style-name="gr4" draw:text-style-name="P1" draw:layer="layout" svg:x1="0.204cm" svg:y1="0.356cm" svg:x2="0.204cm" svg:y2="0.456cm">
            <text:p/>
          </draw:line>
          <draw:line draw:style-name="gr4" draw:text-style-name="P1" draw:layer="layout" svg:x1="0.204cm" svg:y1="0.154cm" svg:x2="0.204cm" svg:y2="0.254cm">
            <text:p/>
          </draw:line>
          <draw:line draw:style-name="gr4" draw:text-style-name="P1" draw:layer="layout" svg:x1="0.204cm" svg:y1="0.554cm" svg:x2="0.204cm" svg:y2="0.654cm">
            <text:p/>
          </draw:line>
        </draw:g>
        <draw:g>
          <draw:line draw:style-name="gr4" draw:text-style-name="P1" draw:layer="layout" svg:x1="0.404cm" svg:y1="0.356cm" svg:x2="0.404cm" svg:y2="0.456cm">
            <text:p/>
          </draw:line>
          <draw:line draw:style-name="gr4" draw:text-style-name="P1" draw:layer="layout" svg:x1="0.404cm" svg:y1="0.154cm" svg:x2="0.404cm" svg:y2="0.254cm">
            <text:p/>
          </draw:line>
          <draw:line draw:style-name="gr4" draw:text-style-name="P1" draw:layer="layout" svg:x1="0.404cm" svg:y1="0.554cm" svg:x2="0.404cm" svg:y2="0.654cm">
            <text:p/>
          </draw:line>
        </draw:g>
        <draw:g>
          <draw:line draw:style-name="gr4" draw:text-style-name="P1" draw:layer="layout" svg:x1="0.604cm" svg:y1="0.356cm" svg:x2="0.604cm" svg:y2="0.456cm">
            <text:p/>
          </draw:line>
          <draw:line draw:style-name="gr4" draw:text-style-name="P1" draw:layer="layout" svg:x1="0.604cm" svg:y1="0.154cm" svg:x2="0.604cm" svg:y2="0.254cm">
            <text:p/>
          </draw:line>
          <draw:line draw:style-name="gr4" draw:text-style-name="P1" draw:layer="layout" svg:x1="0.604cm" svg:y1="0.554cm" svg:x2="0.604cm" svg:y2="0.654cm">
            <text:p/>
          </draw:line>
        </draw:g>
        <draw:g>
          <draw:line draw:style-name="gr4" draw:text-style-name="P1" draw:layer="layout" svg:x1="0.356cm" svg:y1="0.404cm" svg:x2="0.456cm" svg:y2="0.404cm">
            <text:p/>
          </draw:line>
          <draw:line draw:style-name="gr4" draw:text-style-name="P1" draw:layer="layout" svg:x1="0.154cm" svg:y1="0.404cm" svg:x2="0.254cm" svg:y2="0.404cm">
            <text:p/>
          </draw:line>
          <draw:line draw:style-name="gr4" draw:text-style-name="P1" draw:layer="layout" svg:x1="0.554cm" svg:y1="0.404cm" svg:x2="0.654cm" svg:y2="0.404cm">
            <text:p/>
          </draw:line>
        </draw:g>
        <draw:g>
          <draw:line draw:style-name="gr4" draw:text-style-name="P1" draw:layer="layout" svg:x1="0.356cm" svg:y1="0.204cm" svg:x2="0.456cm" svg:y2="0.204cm">
            <text:p/>
          </draw:line>
          <draw:line draw:style-name="gr4" draw:text-style-name="P1" draw:layer="layout" svg:x1="0.154cm" svg:y1="0.204cm" svg:x2="0.254cm" svg:y2="0.204cm">
            <text:p/>
          </draw:line>
          <draw:line draw:style-name="gr4" draw:text-style-name="P1" draw:layer="layout" svg:x1="0.554cm" svg:y1="0.204cm" svg:x2="0.654cm" svg:y2="0.204cm">
            <text:p/>
          </draw:line>
        </draw:g>
        <draw:g>
          <draw:line draw:style-name="gr4" draw:text-style-name="P1" draw:layer="layout" svg:x1="0.356cm" svg:y1="0.604cm" svg:x2="0.456cm" svg:y2="0.604cm">
            <text:p/>
          </draw:line>
          <draw:line draw:style-name="gr4" draw:text-style-name="P1" draw:layer="layout" svg:x1="0.154cm" svg:y1="0.604cm" svg:x2="0.254cm" svg:y2="0.604cm">
            <text:p/>
          </draw:line>
          <draw:line draw:style-name="gr4" draw:text-style-name="P1" draw:layer="layout" svg:x1="0.554cm" svg:y1="0.604cm" svg:x2="0.654cm" svg:y2="0.60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0.8cm" fo:page-height="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7T14:05:07.154000000</meta:creation-date>
    <dc:date>2020-11-17T14:09:46.365000000</dc:date>
    <meta:editing-duration>PT4M39S</meta:editing-duration>
    <meta:editing-cycles>1</meta:editing-cycles>
    <meta:document-statistic meta:object-count="29"/>
    <meta:generator>LibreOffice/5.4.7.2$Windows_X86_64 LibreOffice_project/c838ef25c16710f8838b1faec480ebba495259d0</meta:generator>
  </office:meta>
</office:document-meta>
</file>